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32d" officeooo:paragraph-rsid="001db32d"/>
    </style:style>
    <style:style style:name="P2" style:family="paragraph" style:parent-style-name="Standard">
      <style:text-properties officeooo:rsid="001db32d" officeooo:paragraph-rsid="001db32d"/>
    </style:style>
    <style:style style:name="P3" style:family="paragraph" style:parent-style-name="Standard">
      <style:text-properties officeooo:rsid="001db32d" officeooo:paragraph-rsid="00230881"/>
    </style:style>
    <style:style style:name="P4" style:family="paragraph" style:parent-style-name="Standard" style:list-style-name="L1">
      <style:text-properties officeooo:rsid="00212015" officeooo:paragraph-rsid="00212015"/>
    </style:style>
    <style:style style:name="P5" style:family="paragraph" style:parent-style-name="Standard" style:list-style-name="L2">
      <style:text-properties officeooo:rsid="00212015" officeooo:paragraph-rsid="00212015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1e8e88"/>
    </style:style>
    <style:style style:name="T2" style:family="text">
      <style:text-properties officeooo:rsid="002491d1"/>
    </style:style>
    <style:style style:name="T3" style:family="text">
      <style:text-properties officeooo:rsid="0025d34d"/>
    </style:style>
    <style:style style:name="T4" style:family="text">
      <style:text-properties officeooo:rsid="0025e7cc"/>
    </style:style>
    <style:style style:name="T5" style:family="text">
      <style:text-properties officeooo:rsid="0026b1e9"/>
    </style:style>
    <style:style style:name="T6" style:family="text">
      <style:text-properties officeooo:rsid="0029dbf2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Spis treści</text:p>
          </text:index-title>
          <text:p text:style-name="P7"><text:a xlink:type="simple" xlink:href="#__RefHeading__325_627826869" text:style-name="Index_20_Link" text:visited-style-name="Index_20_Link"><text:s/>1 Wstęp<text:tab/>1</text:a></text:p>
          <text:p text:style-name="P7"><text:a xlink:type="simple" xlink:href="#__RefHeading__331_627826869" text:style-name="Index_20_Link" text:visited-style-name="Index_20_Link"><text:s/>2 Cel i zakres pracy<text:tab/>1</text:a></text:p>
          <text:p text:style-name="P7"><text:a xlink:type="simple" xlink:href="#__RefHeading__333_627826869" text:style-name="Index_20_Link" text:visited-style-name="Index_20_Link"><text:s/>3 Narzędzia<text:tab/>1</text:a></text:p>
          <text:p text:style-name="P8"><text:a xlink:type="simple" xlink:href="#__RefHeading__335_627826869" text:style-name="Index_20_Link" text:visited-style-name="Index_20_Link"><text:s/>3.1 Python<text:tab/>1</text:a></text:p>
          <text:p text:style-name="P8"><text:a xlink:type="simple" xlink:href="#__RefHeading__337_627826869" text:style-name="Index_20_Link" text:visited-style-name="Index_20_Link"><text:s/>3.2 Django<text:tab/>1</text:a></text:p>
          <text:p text:style-name="P8"><text:a xlink:type="simple" xlink:href="#__RefHeading__339_627826869" text:style-name="Index_20_Link" text:visited-style-name="Index_20_Link"><text:s/>3.3 Bootstrap<text:tab/>1</text:a></text:p>
          <text:p text:style-name="P7"><text:a xlink:type="simple" xlink:href="#__RefHeading__341_627826869" text:style-name="Index_20_Link" text:visited-style-name="Index_20_Link"><text:s/>4 Projekt aplikacji<text:tab/>1</text:a></text:p>
          <text:p text:style-name="P7"><text:a xlink:type="simple" xlink:href="#__RefHeading__343_627826869" text:style-name="Index_20_Link" text:visited-style-name="Index_20_Link"><text:s/>5 Opis implementacji<text:tab/>1</text:a></text:p>
          <text:p text:style-name="P7"><text:a xlink:type="simple" xlink:href="#__RefHeading__345_627826869" text:style-name="Index_20_Link" text:visited-style-name="Index_20_Link"><text:s/>6 Podsumowanie<text:tab/>1</text:a></text:p>
        </text:index-body>
      </text:table-of-content>
      <text:p text:style-name="P1"/>
      <text:h text:style-name="Heading_20_1" text:outline-level="1"><text:bookmark-start text:name="__RefHeading__325_627826869"/>Wstęp<text:bookmark-end text:name="__RefHeading__325_627826869"/></text:h>
      <text:p text:style-name="P3"><text:tab/>Z moich dotychczasowych doświadczeń z pracy jako programista jasno wynika że programowanie wiąże się z niekończącą się, intensywną I codzienną nauką. <text:span text:style-name="T1">Programiści kożystają z rożnych rodzajów źródeł aby poszerzać swoją wiedzę. Mogą to być książki, wpisy na blogu, interaktywne kursy, wykłady I inne. </text:span></text:p>
      <text:p text:style-name="P3"><text:tab/><text:span text:style-name="T1">Programista który potrzebuje informacji na dany temat lub chce zwyczajnie poszerzyć swoją wiedzę ma praktycznie 2 możliwości: może zasięgnąć informacji od innej osoby lub zacząć szukać źródeł informacji w internecie za pomocą wyszukiwarki internetowej. Opcja pierwsza jest oczywiście bardziej porządana ale trudniej dostępna. Opcja druga jest zawsze dostępna ale wymaga od programisty poświęcenia czasu na poszukiwania wartościowych źródeł informacji. </text:span></text:p>
      <text:h text:style-name="Heading_20_1" text:outline-level="1"><text:bookmark-start text:name="__RefHeading__331_627826869"/>Cel <text:span text:style-name="T2">i</text:span> zakres pracy<text:bookmark-end text:name="__RefHeading__331_627826869"/></text:h>
      <text:p text:style-name="Text_20_body"><text:tab/><text:span text:style-name="T4">Celem mojej pracy jest stworzenie apliacji webowej służącej do udostępniania, wyszukiwania, oceniania źródeł materiałów naukowych dla programistów. Zakres mojej pracy obejmuje stworzenie, optymalizację oraz testy aplikacji webowej.</text:span></text:p>
      <text:h text:style-name="Heading_20_1" text:outline-level="1"><text:bookmark-start text:name="__RefHeading__333_627826869"/>Narzędzia<text:bookmark-end text:name="__RefHeading__333_627826869"/></text:h>
      <text:p text:style-name="Text_20_body"><text:tab/><text:span text:style-name="T3">Wiekszość(jeśli nie wszystkie), aplikacji webowych tworzonych w dzisiejszych czasach wykorzystuje gotowe narzędzia. Gotowe biblioteki I frameworki znacznie przyśpieszają I ułatwiają tworzenie aplikacji webowych. Moja aplikacja została napisana w języku Python oraz wykorzystuje framework Django jako główna podstawa oraz biblioteke Bootstrap do tworzenia interfejsu użytkownika. Dane są przechowywane w bazie danych PostgreSQL.</text:span></text:p>
      <text:h text:style-name="Heading_20_2" text:outline-level="2"><text:bookmark-start text:name="__RefHeading__335_627826869"/>Python<text:bookmark-end text:name="__RefHeading__335_627826869"/></text:h>
      <text:p text:style-name="Text_20_body"><text:tab/><text:span text:style-name="T5">Python to wysokopoziomowy, interpretowalny język programowania o dynamicznym I silnym typowaniu. Jego pierwsza wersja powstała w 1991 roku, jest to dojżały język o dużym gronie użytkowników. Jest szeroko wykorzystywany do tworzenia aplikacji webowych. <text:s/>Cały opis “charakteru” Pythona jest zawarty w dokumencie PEP20 nazywanego “The Zen of Python”. </text:span></text:p>
      <text:h text:style-name="Heading_20_2" text:outline-level="2"><text:bookmark-start text:name="__RefHeading__337_627826869"/><text:soft-page-break/>Django<text:bookmark-end text:name="__RefHeading__337_627826869"/></text:h>
      <text:p text:style-name="Text_20_body"><text:tab/><text:span text:style-name="T6">Django to framework webowy służący do tworzenia aplikacji webowych. Jest rozwijany od 2005 roku. W przeciwieństwie do takich narzędzi jak Spring, Django zapewnia wszystkie najważniejsze elementy do tworzenia aplikacji. </text:span></text:p>
      <text:h text:style-name="Heading_20_2" text:outline-level="2"><text:bookmark-start text:name="__RefHeading__339_627826869"/>Bootstrap<text:bookmark-end text:name="__RefHeading__339_627826869"/></text:h>
      <text:h text:style-name="Heading_20_2" text:outline-level="2">Postgre<text:span text:style-name="T5">SQL</text:span></text:h>
      <text:h text:style-name="Heading_20_1" text:outline-level="1"><text:bookmark-start text:name="__RefHeading__341_627826869"/>Projekt aplikacji<text:bookmark-end text:name="__RefHeading__341_627826869"/></text:h>
      <text:h text:style-name="Heading_20_1" text:outline-level="1"><text:bookmark-start text:name="__RefHeading__343_627826869"/>Opis implementacji<text:bookmark-end text:name="__RefHeading__343_627826869"/></text:h>
      <text:h text:style-name="Heading_20_1" text:outline-level="1"><text:bookmark-start text:name="__RefHeading__345_627826869"/>Podsumowanie<text:bookmark-end text:name="__RefHeading__345_627826869"/></text:h>
      <text:list xml:id="list3316991190818078975" text:style-name="L2">
        <text:list-header>
          <text:p text:style-name="P5"/>
        </text:list-header>
      </text:list>
      <text:list xml:id="list2102121954628703652" text:style-name="L1">
        <text:list-header>
          <text:p text:style-name="P4"/>
        </text:list-header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23:58:57.157908737</meta:creation-date>
    <dc:date>2015-12-24T21:42:19.462858656</dc:date>
    <meta:editing-duration>PT6H2M5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316" meta:character-count="2294" meta:non-whitespace-character-count="1974"/>
  </office:meta>
</office:document-meta>
</file>